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co2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5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09"/>
    <style:style style:name="ce160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156" style:family="table-cell" style:parent-style-name="Default" style:data-style-name="N0"/>
    <style:style style:name="ce280" style:family="table-cell" style:parent-style-name="Default">
      <style:text-properties fo:font-style="italic" style:font-style-asian="italic" style:font-style-complex="italic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1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19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ext-properties fo:color="#999999" fo:font-style="italic" style:font-style-asian="italic" style:font-style-complex="italic"/>
    </style:style>
    <style:style style:name="ce2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2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9">
      <style:table-cell-properties style:vertical-align="automatic"/>
    </style:style>
    <style:style style:name="ce23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vertical-align="automatic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6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6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7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ackground-color="#99ccff" style:vertical-align="top"/>
    </style:style>
    <style:style style:name="ce29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ff99"/>
    </style:style>
    <style:style style:name="ce29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2"/>
        <table:table-column table:style-name="co8" table:number-columns-repeated="4" table:default-cell-style-name="ce142"/>
        <table:table-column table:style-name="co5" table:default-cell-style-name="ce142"/>
        <table:table-column table:style-name="co9" table:default-cell-style-name="ce142"/>
        <table:table-column table:style-name="co7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number-columns-repeated="2" table:default-cell-style-name="ce142"/>
        <table:table-column table:style-name="co5" table:default-cell-style-name="ce142"/>
        <table:table-column table:style-name="co14" table:default-cell-style-name="ce142"/>
        <table:table-column table:style-name="co5" table:default-cell-style-name="ce142"/>
        <table:table-column table:style-name="co15" table:default-cell-style-name="ce142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3H30M00S" calcext:value-type="time">
            <text:p>13:30</text:p>
          </table:table-cell>
          <table:table-cell table:style-name="ce136" table:formula="of:=['1. Regression Testing'.$J$3]" office:value-type="time" office:time-value="PT13H30M00S" calcext:value-type="time">
            <text:p>13:3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5H10M00S" calcext:value-type="time">
            <text:p>15:1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2H30M00S" calcext:value-type="time">
            <text:p>02:30</text:p>
          </table:table-cell>
          <table:table-cell table:style-name="ce136" table:formula="of:=['3. Final Testing'.$J$3]" office:value-type="time" office:time-value="PT17H40M00S" calcext:value-type="time">
            <text:p>17:4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8H20M00S" calcext:value-type="time">
            <text:p>18:2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8H55M00S" calcext:value-type="time">
            <text:p>18:5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8H55M00S" calcext:value-type="time">
            <text:p>18:5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20H15M00S" calcext:value-type="time">
            <text:p>20:1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3H30M00S" calcext:value-type="time">
            <text:p>23:30</text:p>
          </table:table-cell>
          <table:table-cell table:style-name="ce13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office:value-type="string" calcext:value-type="string">
            <text:p>The YAT story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style-name="ce118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0" office:value-type="string" calcext:value-type="string">
            <text:p>2020-0x-xx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40" office:value-type="string" calcext:value-type="string">
            <text:p>2.2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table:style-name="ce140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9-10-04" calcext:value-type="date">
            <text:p>2019-10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4-13" calcext:value-type="date">
            <text:p>2018-04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1-12" calcext:value-type="date">
            <text:p>2018-01-1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7-10-15" calcext:value-type="date">
            <text:p>2017-10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1">
          <table:table-cell table:style-name="ce118"/>
          <table:table-cell table:style-name="ce121" office:value-type="date" office:date-value="2017-07-04" calcext:value-type="date">
            <text:p>2017-07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30" calcext:value-type="date">
            <text:p>2016-09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7" calcext:value-type="date">
            <text:p>2016-09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6" calcext:value-type="date">
            <text:p>2016-09-16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13" calcext:value-type="date">
            <text:p>2015-06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7" calcext:value-type="date">
            <text:p>2015-06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1" calcext:value-type="date">
            <text:p>2015-06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3-02-02" calcext:value-type="date">
            <text:p>2013-02-0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table:style-name="ce140" office:value-type="string" calcext:value-type="string">
            <text:p>Last version with installer support on WinXP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2" office:value-type="date" office:date-value="2011-12-05" calcext:value-type="date">
            <text:p>2011-12-0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989" table:default-cell-style-name="Default"/>
        <table:table-column table:style-name="co17" table:number-columns-repeated="25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1" calcext:value-type="float">
            <text:p>1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Regress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2])" office:value-type="time" office:time-value="PT13H30M00S" calcext:value-type="time">
            <text:p>13:30</text:p>
          </table:table-cell>
          <table:table-cell table:style-name="ce187" table:formula="of:=['0. Overview'.$J$3]" office:value-type="time" office:time-value="PT00H00M00S" calcext:value-type="time">
            <text:p>00:00</text:p>
          </table:table-cell>
          <table:table-cell table:style-name="ce192" table:formula="of:=MAX([.I4:.I65562])" office:value-type="time" office:time-value="PT13H30M00S" calcext:value-type="time">
            <text:p>13:30</text:p>
          </table:table-cell>
          <table:table-cell table:style-name="ce196" table:number-columns-repeated="989"/>
          <table:table-cell table:number-columns-repeated="25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coding style checks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4])+[.G5]" office:value-type="time" office:time-value="PT00H30M00S" calcext:value-type="time">
            <text:p>00:30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1.1.1." calcext:value-type="string">
            <text:p>1.1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ssembly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10])+[.G11]" office:value-type="time" office:time-value="PT01H30M00S" calcext:value-type="time">
            <text:p>01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utomated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36])+[.G37]" office:value-type="time" office:time-value="PT07H30M00S" calcext:value-type="time">
            <text:p>07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74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74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2]" office:value-type="string" office:string-value="&gt; MKY.Test (0' 25'')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3]" office:value-type="string" office:string-value="&gt; MKY.IO.Ports.Test (2' 00'')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4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5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6]" office:value-type="string" office:string-value="&gt; MKY.IO.Serial.Usb.Test (0' 15'')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7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8]" office:value-type="string" office:string-value="&gt; MKY.Net.Test (0' 00'')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9]" office:value-type="string" office:string-value="&gt; NUnit (0' 00'')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0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1]" office:value-type="string" office:string-value="&gt; YAT.Domain.Test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2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3]" office:value-type="string" office:string-value="    &gt; Parser (0' 02'')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4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5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7]" office:value-type="string" office:string-value="    &gt; Clear (0' 05'')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8]" office:value-type="string" office:string-value="    &gt; Command (0' 00'')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9]" office:value-type="string" office:string-value="    &gt; Connection (1' 45'')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0]" office:value-type="string" office:string-value="    &gt; FileHandling (0' 20'')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1]" office:value-type="string" office:string-value="    &gt; Launch (0' 03'')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2]" office:value-type="string" office:string-value="    &gt; LineExceeded (0' 04'')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3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4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5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6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7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8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9]" office:value-type="string" office:string-value="&gt; YAT.Settings.Test (0' 15'')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0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1]" office:value-type="string" office:string-value="&gt; YAT.View.Test (0' 45'')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formula="of:=['3. Final Testing'.E87]" office:value-type="string" office:string-value="In case a test fails, try to simply run it again." calcext:value-type="string">
            <text:p>In case a test fails, try to simply run it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101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89]); &quot;.&quot;)" office:value-type="string" office:string-value="1.4." calcext:value-type="string">
            <text:p>1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88])+[.G89]" office:value-type="time" office:time-value="PT13H30M00S" calcext:value-type="time">
            <text:p>13:30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90]); &quot;.&quot;)" office:value-type="string" office:string-value="1.4.1." calcext:value-type="string">
            <text:p>1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89]; COUNTA([.C$90:.C92]); &quot;.&quot;)" office:value-type="string" office:string-value="1.4.2." calcext:value-type="string">
            <text:p>1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2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58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58"/>
        </table:table-row>
        <table:table-row table:style-name="ro3">
          <table:table-cell table:style-name="ce161" office:value-type="float" office:value="2" calcext:value-type="float">
            <text:p>2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repar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9])" office:value-type="time" office:time-value="PT01H40M00S" calcext:value-type="time">
            <text:p>01:40</text:p>
          </table:table-cell>
          <table:table-cell table:style-name="ce187" table:formula="of:=['1. Regression Testing'.$J$3]" office:value-type="time" office:time-value="PT13H30M00S" calcext:value-type="time">
            <text:p>13:30</text:p>
          </table:table-cell>
          <table:table-cell table:style-name="ce192" table:formula="of:=MAX([.I4:.I65577])" office:value-type="time" office:time-value="PT15H10M00S" calcext:value-type="time">
            <text:p>15:10</text:p>
          </table:table-cell>
          <table:table-cell table:style-name="ce196" table:number-columns-repeated="1012"/>
        </table:table-row>
        <table:table-row table:style-name="ro1">
          <table:table-cell table:style-name="ce162"/>
          <table:table-cell table:style-name="ce166"/>
          <table:table-cell table:number-columns-repeated="1020"/>
        </table:table-row>
        <table:table-row table:style-name="ro1">
          <table:table-cell table:style-name="ce197"/>
          <table:table-cell table:style-name="ce199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1"/>
          <table:table-cell table:style-name="ce202"/>
          <table:table-cell table:style-name="ce201" office:value-type="string" calcext:value-type="string">
            <text:p>Set versions</text:p>
          </table:table-cell>
          <table:table-cell table:style-name="ce201"/>
          <table:table-cell table:style-name="ce207" office:value-type="time" office:time-value="PT00H15M00S" calcext:value-type="time">
            <text:p>00:15</text:p>
          </table:table-cell>
          <table:table-cell table:style-name="ce209"/>
          <table:table-cell table:style-name="ce207" table:formula="of:=MAX([.I$1:.I4])+[.G5]" office:value-type="time" office:time-value="PT13H45M00S" calcext:value-type="time">
            <text:p>13:45</text:p>
          </table:table-cell>
          <table:table-cell table:style-name="ce209"/>
          <table:table-cell table:style-name="ce197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6]); &quot;.&quot;)" office:value-type="string" office:string-value="2.1.1." calcext:value-type="string">
            <text:p>2.1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ALAZ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4">
          <table:table-cell table:style-name="ce198"/>
          <table:table-cell table:style-name="ce200" table:number-columns-repeated="2"/>
          <table:table-cell table:style-name="ce203"/>
          <table:table-cell table:style-name="ce204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8]); &quot;.&quot;)" office:value-type="string" office:string-value="2.1.2." calcext:value-type="string">
            <text:p>2.1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MKY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0]); &quot;.&quot;)" office:value-type="string" office:string-value="2.1.3." calcext:value-type="string">
            <text:p>2.1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2]); &quot;.&quot;)" office:value-type="string" office:string-value="2.1.4." calcext:value-type="string">
            <text:p>2.1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Uni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dditional increment makes little sense as NUnit is not distributed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4]); &quot;.&quot;)" office:value-type="string" office:string-value="2.1.5." calcext:value-type="string">
            <text:p>2.1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YA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6]); &quot;.&quot;)" office:value-type="string" office:string-value="2.1.6." calcext:value-type="string">
            <text:p>2.1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MKY Version 1.0.27'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8]); &quot;.&quot;)" office:value-type="string" office:string-value="2.1.7." calcext:value-type="string">
            <text:p>2.1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NUnit Version 1.0.21', if apparent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0]); &quot;.&quot;)" office:value-type="string" office:string-value="2.1.8." calcext:value-type="string">
            <text:p>2.1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2]); &quot;.&quot;)" office:value-type="string" office:string-value="2.1.9." calcext:value-type="string">
            <text:p>2.1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all other file headers (*.cs throughout \Trunk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t installation vers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29])+[.G30]" office:value-type="time" office:time-value="PT13H50M00S" calcext:value-type="time">
            <text:p>13:5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ettings defaults and schema in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36])+[.G37]" office:value-type="time" office:time-value="PT14H20M00S" calcext:value-type="time">
            <text:p>14:20</text:p>
          </table:table-cell>
          <table:table-cell table:style-name="ce195"/>
          <table:table-cell table:number-columns-repeated="1012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style-name="ce117"/>
          <table:table-cell table:style-name="ce167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defaults and schema to settings archive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57])+[.G58]" office:value-type="time" office:time-value="PT14H25M00S" calcext:value-type="time">
            <text:p>14:2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settings in settings archive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212" table:formula="of:=MAX([.I$1:.I62])+[.G63]" office:value-type="time" office:time-value="PT14H55M00S" calcext:value-type="time">
            <text:p>14:5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to settings archive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212" table:formula="of:=MAX([.I$1:.I92])+[.G93]" office:value-type="time" office:time-value="PT15H05M00S" calcext:value-type="time">
            <text:p>15:0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build and commit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97])+[.G98]" office:value-type="time" office:time-value="PT15H10M00S" calcext:value-type="time">
            <text:p>15:10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5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3" calcext:value-type="float">
            <text:p>3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84])" office:value-type="time" office:time-value="PT02H30M00S" calcext:value-type="time">
            <text:p>02:30</text:p>
          </table:table-cell>
          <table:table-cell table:style-name="ce187" table:formula="of:=['2. Preparation'.$J$3]" office:value-type="time" office:time-value="PT15H10M00S" calcext:value-type="time">
            <text:p>15:10</text:p>
          </table:table-cell>
          <table:table-cell table:style-name="ce192" table:formula="of:=MAX([.I4:.I65603])" office:value-type="time" office:time-value="PT17H40M00S" calcext:value-type="time">
            <text:p>17:4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coding style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4])+[.G5]" office:value-type="time" office:time-value="PT15H20M00S" calcext:value-type="time">
            <text:p>15:2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]; COUNTA([.C6:.C$6]); &quot;.&quot;)" office:value-type="string" office:string-value="3.1.1." calcext:value-type="string">
            <text:p>3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ssembly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10])+[.G11]" office:value-type="time" office:time-value="PT15H30M00S" calcext:value-type="time">
            <text:p>15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utomated tests</text:p>
          </table:table-cell>
          <table:table-cell table:style-name="ce170"/>
          <table:table-cell table:style-name="ce189" office:value-type="time" office:time-value="PT02H00M00S" calcext:value-type="time">
            <text:p>02:00</text:p>
          </table:table-cell>
          <table:table-cell table:style-name="ce194"/>
          <table:table-cell table:style-name="ce189" table:formula="of:=MAX([.I$1:.I36])+[.G37]" office:value-type="time" office:time-value="PT17H30M00S" calcext:value-type="time">
            <text:p>17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74" office:value-type="string" calcext:value-type="string">
            <text:p></text:p>
          </table:table-cell>
          <table:table-cell table:style-name="ce282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/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6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/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1014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 office:value-type="string" calcext:value-type="string">
            <text:p>In case a test fails, try to simply run it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1014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number-columns-repeated="2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1014"/>
        </table:table-row>
        <table:table-row table:style-name="ro1">
          <table:table-cell table:style-name="ce117"/>
          <table:table-cell table:style-name="ce167" table:formula="of:=CONCATENATE([.A$3]; &quot;.&quot;; COUNTA([.B$5:.B89]); &quot;.&quot;)" office:value-type="string" office:string-value="3.4." calcext:value-type="string">
            <text:p>3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and commit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88])+[.G89]" office:value-type="time" office:time-value="PT17H40M00S" calcext:value-type="time">
            <text:p>17:4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90]); &quot;.&quot;)" office:value-type="string" office:string-value="3.4.1." calcext:value-type="string">
            <text:p>3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99]); &quot;.&quot;)" office:value-type="string" office:string-value="3.4.2." calcext:value-type="string">
            <text:p>3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108]); &quot;.&quot;)" office:value-type="string" office:string-value="3.4.3." calcext:value-type="string">
            <text:p>3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/>
          <table:table-cell table:style-name="ce168" table:formula="of:=CONCATENATE([.B$89]; COUNTA([.C$90:.C117]); &quot;.&quot;)" office:value-type="string" office:string-value="3.4.4." calcext:value-type="string">
            <text:p>3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No match whole word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56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1 occurrence expected in ALAZ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in ArgsHandler, Configuration, Diagnostics, EnvironmentEx, EventHelper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more in Usb, Hid, Terminal, Workspace, SendFile, SendText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/>
          <table:table-cell table:style-name="ce168" table:formula="of:=CONCATENATE([.B$89]; COUNTA([.C$90:.C126]); &quot;.&quot;)" office:value-type="string" office:string-value="3.4.5." calcext:value-type="string">
            <text:p>3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1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4 occurrences expected in Event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&gt; 7 occurrences expected related to </text:span>SplitContainer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89]; COUNTA([.C$90:.C133]); &quot;.&quot;)" office:value-type="string" office:string-value="3.4.6." calcext:value-type="string">
            <text:p>3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8"/>
          <table:table-cell table:style-name="ce17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89]; COUNTA([.C$90:.C136]); &quot;.&quot;)" office:value-type="string" office:string-value="3.4.7." calcext:value-type="string">
            <text:p>3.4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37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default-cell-style-name="ce237"/>
        <table:table-column table:style-name="co24" table:number-columns-repeated="4" table:default-cell-style-name="ce237"/>
        <table:table-column table:style-name="co16" table:number-columns-repeated="54" table:default-cell-style-name="ce237"/>
        <table:table-column table:style-name="co16" table:number-columns-repeated="960" table:default-cell-style-name="Default"/>
        <table:table-row table:style-name="ro1">
          <table:table-cell table:style-name="ce225"/>
          <table:table-cell table:style-name="ce238" table:number-columns-repeated="4"/>
          <table:table-cell table:style-name="ce267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7"/>
          <table:table-cell table:style-name="ce269" office:value-type="string" calcext:value-type="string">
            <text:p>Total</text:p>
          </table:table-cell>
          <table:table-cell table:style-name="ce277"/>
          <table:table-cell table:style-name="ce238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39" table:number-columns-repeated="4"/>
          <table:table-cell table:style-name="ce268"/>
          <table:table-cell table:style-name="ce270"/>
          <table:table-cell table:style-name="ce279"/>
          <table:table-cell table:style-name="ce270"/>
          <table:table-cell table:style-name="ce279"/>
          <table:table-cell table:style-name="ce239" table:number-columns-repeated="54"/>
          <table:table-cell table:number-columns-repeated="960"/>
        </table:table-row>
        <table:table-row table:style-name="ro3">
          <table:table-cell table:style-name="ce231" office:value-type="float" office:value="4" calcext:value-type="float">
            <text:p>4.</text:p>
          </table:table-cell>
          <table:table-cell table:style-name="ce240"/>
          <table:table-cell table:style-name="ce249"/>
          <table:table-cell table:style-name="ce257"/>
          <table:table-cell table:style-name="ce240" office:value-type="string" calcext:value-type="string">
            <text:p>Build</text:p>
          </table:table-cell>
          <table:table-cell table:style-name="ce249"/>
          <table:table-cell table:style-name="ce271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40M00S" calcext:value-type="time">
            <text:p>00:40</text:p>
          </table:table-cell>
          <table:table-cell table:style-name="ce271" table:formula="of:=['3. Final Testing'.$J$3]" office:value-type="time" office:time-value="PT17H40M00S" calcext:value-type="time">
            <text:p>17:40</text:p>
          </table:table-cell>
          <table:table-cell table:style-name="ce281" table:formula="of:=MAX([.I4:.I65518])" office:value-type="time" office:time-value="PT18H20M00S" calcext:value-type="time">
            <text:p>18:20</text:p>
          </table:table-cell>
          <table:table-cell table:style-name="ce291" table:number-columns-repeated="1014"/>
        </table:table-row>
        <table:table-row table:style-name="ro1">
          <table:table-cell table:style-name="ce235"/>
          <table:table-cell table:style-name="ce241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Finalize release notes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4])+[.G5]" office:value-type="time" office:time-value="PT17H50M00S" calcext:value-type="time">
            <text:p>17:50</text:p>
          </table:table-cell>
          <table:table-cell table:style-name="ce286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5]; COUNTA([.C$6:.C6]); &quot;.&quot;)" office:value-type="string" office:string-value="4.1.1." calcext:value-type="string">
            <text:p>4.1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7]); &quot;.&quot;)" office:value-type="string" office:string-value="4.1.2." calcext:value-type="string">
            <text:p>4.1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8]); &quot;.&quot;)" office:value-type="string" office:string-value="4.1.3." calcext:value-type="string">
            <text:p>4.1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9]); &quot;.&quot;)" office:value-type="string" office:string-value="4.1.4." calcext:value-type="string">
            <text:p>4.1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10]); &quot;.&quot;)" office:value-type="string" office:string-value="4.1.5." calcext:value-type="string">
            <text:p>4.1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Prepare package directory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12])+[.G13]" office:value-type="time" office:time-value="PT18H00M00S" calcext:value-type="time">
            <text:p>18:0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style-name="ce266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Build packages</text:p>
          </table:table-cell>
          <table:table-cell table:style-name="ce253"/>
          <table:table-cell table:style-name="ce273" office:value-type="time" office:time-value="PT00H20M00S" calcext:value-type="time">
            <text:p>00:20</text:p>
          </table:table-cell>
          <table:table-cell table:style-name="ce286"/>
          <table:table-cell table:style-name="ce273" table:formula="of:=MAX([.I$1:.I22])+[.G23]" office:value-type="time" office:time-value="PT18H20M00S" calcext:value-type="time">
            <text:p>18:2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pee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iz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65505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5" calcext:value-type="float">
            <text:p>5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Installat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02])" office:value-type="time" office:time-value="PT00H40M00S" calcext:value-type="time">
            <text:p>00:40</text:p>
          </table:table-cell>
          <table:table-cell table:style-name="ce187" table:formula="of:=['4. Build'.$J$3]" office:value-type="time" office:time-value="PT18H20M00S" calcext:value-type="time">
            <text:p>18:20</text:p>
          </table:table-cell>
          <table:table-cell table:style-name="ce192" table:formula="of:=MAX([.I4:.I65502])" office:value-type="time" office:time-value="PT18H55M00S" calcext:value-type="time">
            <text:p>18:5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4])+[.G5]" office:value-type="time" office:time-value="PT18H25M00S" calcext:value-type="time">
            <text:p>18:2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5.1.1." calcext:value-type="string">
            <text:p>5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8]); &quot;.&quot;)" office:value-type="string" office:string-value="5.1.2." calcext:value-type="string">
            <text:p>5.1.2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5.1.3." calcext:value-type="string">
            <text:p>5.1.3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5.1.4." calcext:value-type="string">
            <text:p>5.1.4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5.1.5." calcext:value-type="string">
            <text:p>5.1.5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Install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12])+[.G14]" office:value-type="time" office:time-value="PT18H30M00S" calcext:value-type="time">
            <text:p>18:3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after-installation tests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12])+[.G17]" office:value-type="time" office:time-value="PT18H55M00S" calcext:value-type="time">
            <text:p>18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6" calcext:value-type="float">
            <text:p>6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ackag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22])" office:value-type="time" office:time-value="PT00H30M00S" calcext:value-type="time">
            <text:p>00:30</text:p>
          </table:table-cell>
          <table:table-cell table:style-name="ce187" table:formula="of:=['5. Installation Testing'.$J$3]" office:value-type="time" office:time-value="PT18H55M00S" calcext:value-type="time">
            <text:p>18:55</text:p>
          </table:table-cell>
          <table:table-cell table:style-name="ce192" table:formula="of:=MAX([.I4:.I65522])" office:value-type="time" office:time-value="PT19H25M00S" calcext:value-type="time">
            <text:p>19:2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ommit and tag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4])+[.G5]" office:value-type="time" office:time-value="PT19H10M00S" calcext:value-type="time">
            <text:p>19:1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6.1.1." calcext:value-type="string">
            <text:p>6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6.1.2." calcext:value-type="string">
            <text:p>6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6.1.3." calcext:value-type="string">
            <text:p>6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ack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15])+[.G18]" office:value-type="time" office:time-value="PT19H25M00S" calcext:value-type="time">
            <text:p>19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7" calcext:value-type="float">
            <text:p>7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Upload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33])" office:value-type="time" office:time-value="PT01H20M00S" calcext:value-type="time">
            <text:p>01:20</text:p>
          </table:table-cell>
          <table:table-cell table:style-name="ce187" table:formula="of:=['5. Installation Testing'.$J$3]" office:value-type="time" office:time-value="PT18H55M00S" calcext:value-type="time">
            <text:p>18:55</text:p>
          </table:table-cell>
          <table:table-cell table:style-name="ce192" table:formula="of:=MAX([.I4:.I65533])" office:value-type="time" office:time-value="PT20H15M00S" calcext:value-type="time">
            <text:p>20:1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tatistics</text:p>
          </table:table-cell>
          <table:table-cell table:style-name="ce170"/>
          <table:table-cell table:style-name="ce189" office:value-type="time" office:time-value="PT00H20M00S" calcext:value-type="time">
            <text:p>00:20</text:p>
          </table:table-cell>
          <table:table-cell table:style-name="ce194"/>
          <table:table-cell table:style-name="ce189" table:formula="of:=MAX([.I$1:.I4])+[.G5]" office:value-type="time" office:time-value="PT19H15M00S" calcext:value-type="time">
            <text:p>19:1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7.1.1." calcext:value-type="string">
            <text:p>7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e upload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7])+[.G8]" office:value-type="time" office:time-value="PT19H25M00S" calcext:value-type="time">
            <text:p>19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]; COUNTA([.C$9:.C9]); &quot;.&quot;)" office:value-type="string" office:string-value="7.2.1." calcext:value-type="string">
            <text:p>7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1]); &quot;.&quot;)" office:value-type="string" office:string-value="7.2.2." calcext:value-type="string">
            <text:p>7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2]); &quot;.&quot;)" office:value-type="string" office:string-value="7.2.3." calcext:value-type="string">
            <text:p>7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3]); &quot;.&quot;)" office:value-type="string" office:string-value="7.2.4." calcext:value-type="string">
            <text:p>7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24]); &quot;.&quot;)" office:value-type="string" office:string-value="7.2.5." calcext:value-type="string">
            <text:p>7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release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25])+[.G26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release and release note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38])+[.G39]" office:value-type="time" office:time-value="PT20H05M00S" calcext:value-type="time">
            <text:p>20:0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Feature request and bug tracker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52])+[.G53]" office:value-type="time" office:time-value="PT20H15M00S" calcext:value-type="time">
            <text:p>20:15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8" calcext:value-type="float">
            <text:p>8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iz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301" table:formula="of:=[.G3]+SUM([.G4:.G65547])" office:value-type="time" office:time-value="PT03H45M00S" calcext:value-type="time">
            <text:p>03:45:00</text:p>
          </table:table-cell>
          <table:table-cell table:style-name="ce187" table:formula="of:=['7. Upload'.$J$3]" office:value-type="time" office:time-value="PT20H15M00S" calcext:value-type="time">
            <text:p>20:15</text:p>
          </table:table-cell>
          <table:table-cell table:style-name="ce192" table:formula="of:=MAX([.I4:.I65547])" office:value-type="time" office:time-value="PT23H30M00S" calcext:value-type="time">
            <text:p>23:3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nd email to the YAT mailing list (Attention: Mail delay up to 60 min !!!)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4])+[.G5]" office:value-type="time" office:time-value="PT20H45M00S" calcext:value-type="time">
            <text:p>20:4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8.1.1." calcext:value-type="string">
            <text:p>8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8.1.2." calcext:value-type="string">
            <text:p>8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9]); &quot;.&quot;)" office:value-type="string" office:string-value="8.1.3." calcext:value-type="string">
            <text:p>8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8.1.4." calcext:value-type="string">
            <text:p>8.1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8.1.5." calcext:value-type="string">
            <text:p>8.1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8.1.6." calcext:value-type="string">
            <text:p>8.1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4]); &quot;.&quot;)" office:value-type="string" office:string-value="8.1.7." calcext:value-type="string">
            <text:p>8.1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8.1.8." calcext:value-type="string">
            <text:p>8.1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7]); &quot;.&quot;)" office:value-type="string" office:string-value="8.1.9." calcext:value-type="string">
            <text:p>8.1.9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<text:span text:style-name="T19">Submit news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21])+[.G22]" office:value-type="time" office:time-value="PT21H00M00S" calcext:value-type="time">
            <text:p>21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leanup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28])+[.G29]" office:value-type="time" office:time-value="PT21H15M00S" calcext:value-type="time">
            <text:p>21:1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tool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28])+[.G38]" office:value-type="time" office:time-value="PT22H00M00S" calcext:value-type="time">
            <text:p>22:0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create and verify working copy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36])+[.G44]" office:value-type="time" office:time-value="PT21H30M00S" calcext:value-type="time">
            <text:p>21:3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rchive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59])+[.G60]" office:value-type="time" office:time-value="PT22H15M00S" calcext:value-type="time">
            <text:p>22:1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/>
          <table:table-cell table:style-name="ce16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Backup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62])+[.G68]" office:value-type="time" office:time-value="PT23H15M00S" calcext:value-type="time">
            <text:p>23:15:00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70"/>
          <table:table-cell table:style-name="ce173"/>
          <table:table-cell table:style-name="ce201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72])+[.G73]" office:value-type="time" office:time-value="PT23H30M00S" calcext:value-type="time">
            <text:p>23:30:00</text:p>
          </table:table-cell>
          <table:table-cell table:style-name="ce195"/>
          <table:table-cell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ALAZ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MKY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etrtfwriter\RtfWriter\Properties\AssemblyInfo.cs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Uni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YA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stability indication in "YAT.Application.ApplicationEx"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ctivate 'Development' to clearly indicate non-release stat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168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.00.0000</text:date>, <text:time style:data-style-name="N2" text:time-value="15:09:24.0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2DT11H1M18S</meta:editing-duration>
    <meta:editing-cycles>481</meta:editing-cycles>
    <meta:generator>LibreOffice/6.4.3.2$Windows_X86_64 LibreOffice_project/747b5d0ebf89f41c860ec2a39efd7cb15b54f2d8</meta:generator>
    <meta:initial-creator>Matthias Kläy</meta:initial-creator>
    <dc:date>2020-08-21T12:51:27.627000000</dc:date>
    <meta:print-date>2019-08-15T21:30:34.524000000</meta:print-date>
    <meta:document-statistic meta:table-count="9" meta:cell-count="1433" meta:object-count="0"/>
  </office:meta>
</office:document-meta>
</file>